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P12"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vité_partie 3</text:h>
      <text:p text:style-name="P1">Average wait time to get your final score on this exercise: 1 day</text:p>
      <text:p text:style-name="Text_20_body"><text:a xlink:type="simple" xlink:href="https://openclassrooms.com/courses/apprenez-a-programmer-en-python" text:style-name="Internet_20_link" text:visited-style-name="Visited_20_Internet_20_Link">Back to course</text:a></text:p>
      <text:p text:style-name="Text_20_body"> </text:p>
      <text:p text:style-name="Text_20_body">Votre mission est de concevoir et <text:span text:style-name="Strong_20_Emphasis">développer un petit jeu permettant de contrôler un robot dans un labyrinthe</text:span>. Ce jeu devra être développé en console pour des raisons d'accessibilité. Je l'ai appelé... <text:span text:style-name="Emphasis">Roboc</text:span>.</text:p>
      <text:p text:style-name="Text_20_body">Le jeu est un labyrinthe formé d'<text:span text:style-name="Strong_20_Emphasis">obstacles</text:span> : des murs qui sont tout simplement là pour vous ralentir, des portes qui peuvent être traversées et au moins un point par lequel on peut quitter le labyrinthe. Si le robot arrive sur ce point, la partie est considérée comme gagnée.</text:p>
      <text:p text:style-name="Text_20_body"> </text:p>
      <text:h text:style-name="Heading_20_3" text:outline-level="3">Contrôle du robot</text:h>
      <text:p text:style-name="Text_20_body">Le robot est contrôlable grâce à des commandes entrées au clavier. Il doit exister les commandes suivantes :</text:p>
      <text:list xml:id="list332146977" text:style-name="L1">
        <text:list-item>
          <text:p text:style-name="P7"><text:span text:style-name="Emphasis">Q</text:span> qui doit permettre de <text:span text:style-name="Strong_20_Emphasis">sauvegarder</text:span> et <text:span text:style-name="Strong_20_Emphasis">quitter</text:span> la partie en cours ; </text:p>
        </text:list-item>
        <text:list-item>
          <text:p text:style-name="P7"><text:span text:style-name="Emphasis">N</text:span> qui demande au robot de se <text:span text:style-name="Strong_20_Emphasis">déplacer vers le nord</text:span> (c'est-à-dire le haut de votre écran) ; </text:p>
        </text:list-item>
        <text:list-item>
          <text:p text:style-name="P7"><text:span text:style-name="Emphasis">E</text:span> qui demande au robot de se <text:span text:style-name="Strong_20_Emphasis">déplacer vers l'est</text:span> (c'est-à-dire la droite de votre écran) ; </text:p>
        </text:list-item>
        <text:list-item>
          <text:p text:style-name="P7"><text:span text:style-name="Emphasis">S</text:span> qui demande au robot de se <text:span text:style-name="Strong_20_Emphasis">déplacer vers le sud</text:span> (c'est-à-dire le bas de votre écran) ; </text:p>
        </text:list-item>
        <text:list-item>
          <text:p text:style-name="P7"><text:span text:style-name="Emphasis">O</text:span> qui demande au robot de se <text:span text:style-name="Strong_20_Emphasis">déplacer vers l'ouest</text:span> (c'est-à-dire la gauche de votre écran) ; </text:p>
        </text:list-item>
        <text:list-item>
          <text:p text:style-name="P2">Chacune des directions ci-dessus suivies d'un nombre permet d'avancer de <text:span text:style-name="Strong_20_Emphasis">plusieurs cases</text:span> (par exemple <text:span text:style-name="Emphasis">E3</text:span> pour avancer de trois cases vers l'est). </text:p>
        </text:list-item>
      </text:list>
      <text:p text:style-name="Text_20_body"> </text:p>
      <text:h text:style-name="Heading_20_3" text:outline-level="3">Affichage du labyrinthe</text:h>
      <text:p text:style-name="Text_20_body">Le labyrinthe est vu du dessus. Un symbole représente un obstacle ou votre propre robot. Vous pouvez vous référez à l'exemple ci-dessous pour voir quelques exemples de partie.</text:p>
      <text:p text:style-name="Text_20_body">Pour reconnaître la nature des obstacles, on doit bien évidemment représenter chaque obstacle par un <text:span text:style-name="Strong_20_Emphasis">symbole différent</text:span>. Sans quoi, difficile de différencier les murs des portes de sorties.</text:p>
      <text:p text:style-name="Text_20_body"> </text:p>
      <text:h text:style-name="Heading_20_3" text:outline-level="3">Fonctionnalités du jeu</text:h>
      <text:p text:style-name="Text_20_body">Le jeu doit :</text:p>
      <text:list xml:id="list3078260742" text:style-name="L2">
        <text:list-item>
          <text:p text:style-name="P8"><text:span text:style-name="Strong_20_Emphasis">Enregistrer automatiquement</text:span> chaque partie à chaque coup pour permettre de les continuer plus tard ; </text:p>
        </text:list-item>
        <text:list-item>
          <text:p text:style-name="P3"><text:span text:style-name="Strong_20_Emphasis">Proposer plusieurs cartes</text:span> faciles à éditer. Chacune des cartes disponibles se trouvera dans un fichier avec l'extension <text:span text:style-name="Emphasis">txt</text:span> dans un dossier particulier. Il sera donc facile d'<text:span text:style-name="Strong_20_Emphasis">ajouter, supprimer ou modifier des cartes</text:span>. Vous pourrez télécharger les cartes par défaut plus bas. </text:p>
        </text:list-item>
      </text:list>
      <text:p text:style-name="Text_20_body"><text:soft-page-break/> </text:p>
      <text:h text:style-name="Heading_20_3" text:outline-level="3">Au lancement du programme</text:h>
      <text:p text:style-name="Text_20_body">La première chose à faire est de trouver les cartes existantes, conservées dans nos fichiers <text:span text:style-name="Emphasis">txt</text:span>, de les charger et de vérifier qu'une partie n'était pas en cours. Si une partie est en cours, <text:span text:style-name="Strong_20_Emphasis">proposer de rejouer cette partie</text:span> (consultez l'exemple de jeu plus bas).</text:p>
      <text:p text:style-name="Text_20_body">Choisir une carte lance la partie. La même chose se produit si vous demandez à jouer une partie déjà existante, s'il en existe une. <text:span text:style-name="Strong_20_Emphasis">À chaque tour, le labyrinthe est réaffiché</text:span> avec la position de chaque obstacle et la position du robot.</text:p>
      <text:p text:style-name="Text_20_body"> </text:p>
      <text:h text:style-name="Heading_20_3" text:outline-level="3">Vous serez notés sur :</text:h>
      <text:list xml:id="list3738456771" text:style-name="L3">
        <text:list-item>
          <text:p text:style-name="P9">Le fait d'arriver à <text:span text:style-name="Strong_20_Emphasis">développer les fonctionnalités de l'exercice</text:span> : si l'on peut lancer votre programme et qu'il tourne sans modification, vous aurez la note maximale, peu importe le code source derrière ; </text:p>
        </text:list-item>
        <text:list-item>
          <text:p text:style-name="P9">La <text:span text:style-name="Strong_20_Emphasis">lisibilité du code</text:span> : votre code source doit être aussi agréable à lire que possible. Les noms de vos variables, fonctions, classes, modules doivent être cohérents. La présentation de votre code source ne suit pas une règle spécifique, mais elle doit être cohérente (si vous faite un choix de nommage dans un module, faites le même choix dans un autre) ; </text:p>
        </text:list-item>
        <text:list-item>
          <text:p text:style-name="P9">Le <text:span text:style-name="Strong_20_Emphasis">découpage de votre projet</text:span> : essayez de bien réfléchir à la façon dont vous découperez votre projet. Les fonctions, classes, modules et éventuellement packages formeront la structure de votre projet ; </text:p>
        </text:list-item>
        <text:list-item>
          <text:p text:style-name="P9">La <text:span text:style-name="Strong_20_Emphasis">documentation de votre code</text:span> : indiquez de temps en temps des commentaires et documentations (sous forme de docstring, pour vos classes et fonctions), afin de rendre votre code plus compréhensible pour quelqu'un qui le regarde ; </text:p>
        </text:list-item>
        <text:list-item>
          <text:p text:style-name="P4">L'<text:span text:style-name="Strong_20_Emphasis">ouverture à l'amélioration</text:span> : ce dernier point est donné quand votre code est aussi séparé que possible et permettrait sans difficulté des modifications, comme l'ajout d'autres obstacles dans le labyrinthe, l'utilisation de cartes 3D avec des escaliers pour circuler de niveau en niveau, l'utilisation d'un affichage graphique avec l'une des bibliothèques existantes, etc. Si votre code est bien hiérarchisé, l'amélioration est généralement plus simple. <text:span text:style-name="Strong_20_Emphasis">Notez bien que vous n'avez pas à coder ces fonctionnalités, juste à garder en tête que votre programme pourrait évoluer par la suite.</text:span> </text:p>
        </text:list-item>
      </text:list>
      <text:p text:style-name="Text_20_body"> </text:p>
      <text:h text:style-name="Heading_20_3" text:outline-level="3">Exemples de retour</text:h>
      <text:p text:style-name="Text_20_body">Vous pourrez trouver ci-dessous ce qu'on pourrait voir en exécutant le programme. Notez que :</text:p>
      <text:list xml:id="list1761932836" text:style-name="L4">
        <text:list-item>
          <text:p text:style-name="P10">Les symboles utilisés sont O pour un mur, . pour une porte (sur laquelle le robot peut passer), U pour la sortie et X pour le robot lui-même ; </text:p>
        </text:list-item>
        <text:list-item>
          <text:p text:style-name="P10">Quand le robot passe une porte, elle devient invisible et s'affiche de nouveau quand le robot est passé ; </text:p>
        </text:list-item>
        <text:list-item>
          <text:p text:style-name="P10">Le robot ne peut pas passer au travers des murs ; </text:p>
        </text:list-item>
        <text:list-item>
          <text:p text:style-name="P5">L'exemple ci-dessous est un exemple de la carte <text:span text:style-name="Emphasis">facile</text:span>. </text:p>
        </text:list-item>
      </text:list>
      <text:p text:style-name="Preformatted_20_Text">python roboc.py</text:p>
      <text:p text:style-name="Preformatted_20_Text"><text:soft-page-break/></text:p>
      <text:p text:style-name="Preformatted_20_Text">Labyrinthes existants :</text:p>
      <text:p text:style-name="Preformatted_20_Text"><text:s text:c="2"/>1 - facile.</text:p>
      <text:p text:style-name="Preformatted_20_Text"><text:s text:c="2"/>2 - prison.</text:p>
      <text:p text:style-name="Preformatted_20_Text"/>
      <text:p text:style-name="Preformatted_20_Text">Entrez un numéro de labyrinthe pour commencer à jouer : 1</text:p>
      <text:p text:style-name="Preformatted_20_Text"/>
      <text:p text:style-name="Preformatted_20_Text">OOOOOOOOOO</text:p>
      <text:p text:style-name="Preformatted_20_Text">O O <text:s text:c="3"/>O O</text:p>
      <text:p text:style-name="Preformatted_20_Text">O . OO <text:s text:c="2"/>O</text:p>
      <text:p text:style-name="Preformatted_20_Text">O O O <text:s text:c="2"/>XO</text:p>
      <text:p text:style-name="Preformatted_20_Text">O OOOO O.O</text:p>
      <text:p text:style-name="Preformatted_20_Text">O O O <text:s text:c="3"/>U</text:p>
      <text:p text:style-name="Preformatted_20_Text">O OOOOOO.O</text:p>
      <text:p text:style-name="Preformatted_20_Text">O O <text:s text:c="5"/>O</text:p>
      <text:p text:style-name="Preformatted_20_Text">O O OOOOOO</text:p>
      <text:p text:style-name="Preformatted_20_Text">O . O <text:s text:c="3"/>O</text:p>
      <text:p text:style-name="Preformatted_20_Text">OOOOOOOOOO</text:p>
      <text:p text:style-name="Preformatted_20_Text"/>
      <text:p text:style-name="Preformatted_20_Text">&gt; s</text:p>
      <text:p text:style-name="Preformatted_20_Text"/>
      <text:p text:style-name="Preformatted_20_Text">OOOOOOOOOO</text:p>
      <text:p text:style-name="Preformatted_20_Text">O O <text:s text:c="3"/>O O</text:p>
      <text:p text:style-name="Preformatted_20_Text">O . OO <text:s text:c="2"/>O</text:p>
      <text:p text:style-name="Preformatted_20_Text">O O O <text:s text:c="3"/>O</text:p>
      <text:p text:style-name="Preformatted_20_Text">O OOOO OXO</text:p>
      <text:p text:style-name="Preformatted_20_Text">O O O <text:s text:c="3"/>U</text:p>
      <text:p text:style-name="Preformatted_20_Text">O OOOOOO.O</text:p>
      <text:p text:style-name="Preformatted_20_Text">O O <text:s text:c="5"/>O</text:p>
      <text:p text:style-name="Preformatted_20_Text">O O OOOOOO</text:p>
      <text:p text:style-name="Preformatted_20_Text">O . O <text:s text:c="3"/>O</text:p>
      <text:p text:style-name="Preformatted_20_Text">OOOOOOOOOO</text:p>
      <text:p text:style-name="Preformatted_20_Text"/>
      <text:p text:style-name="Preformatted_20_Text">&gt; n</text:p>
      <text:p text:style-name="Preformatted_20_Text"/>
      <text:p text:style-name="Preformatted_20_Text">OOOOOOOOOO</text:p>
      <text:p text:style-name="Preformatted_20_Text">O O <text:s text:c="3"/>O O</text:p>
      <text:p text:style-name="Preformatted_20_Text">O . OO <text:s text:c="2"/>O</text:p>
      <text:p text:style-name="Preformatted_20_Text">O O O <text:s text:c="2"/>XO</text:p>
      <text:p text:style-name="Preformatted_20_Text">O OOOO O.O</text:p>
      <text:p text:style-name="Preformatted_20_Text">O O O <text:s text:c="3"/>U</text:p>
      <text:p text:style-name="Preformatted_20_Text">O OOOOOO.O</text:p>
      <text:p text:style-name="Preformatted_20_Text">O O <text:s text:c="5"/>O</text:p>
      <text:p text:style-name="Preformatted_20_Text">O O OOOOOO</text:p>
      <text:p text:style-name="Preformatted_20_Text">O . O <text:s text:c="3"/>O</text:p>
      <text:p text:style-name="Preformatted_20_Text">OOOOOOOOOO</text:p>
      <text:p text:style-name="Preformatted_20_Text"/>
      <text:p text:style-name="Preformatted_20_Text">&gt; s2</text:p>
      <text:p text:style-name="Preformatted_20_Text"/>
      <text:p text:style-name="Preformatted_20_Text">OOOOOOOOOO</text:p>
      <text:p text:style-name="Preformatted_20_Text">O O <text:s text:c="3"/>O O</text:p>
      <text:p text:style-name="Preformatted_20_Text">O . OO <text:s text:c="2"/>O</text:p>
      <text:p text:style-name="Preformatted_20_Text">O O O <text:s text:c="3"/>O</text:p>
      <text:p text:style-name="Preformatted_20_Text">O OOOO OXO</text:p>
      <text:p text:style-name="Preformatted_20_Text">O O O <text:s text:c="3"/>U</text:p>
      <text:p text:style-name="Preformatted_20_Text">O OOOOOO.O</text:p>
      <text:p text:style-name="Preformatted_20_Text">O O <text:s text:c="5"/>O</text:p>
      <text:p text:style-name="Preformatted_20_Text">O O OOOOOO</text:p>
      <text:p text:style-name="Preformatted_20_Text">O . O <text:s text:c="3"/>O</text:p>
      <text:p text:style-name="Preformatted_20_Text">OOOOOOOOOO</text:p>
      <text:p text:style-name="Preformatted_20_Text"/>
      <text:p text:style-name="Preformatted_20_Text">OOOOOOOOOO</text:p>
      <text:p text:style-name="Preformatted_20_Text">O O <text:s text:c="3"/>O O</text:p>
      <text:p text:style-name="Preformatted_20_Text">O . OO <text:s text:c="2"/>O</text:p>
      <text:p text:style-name="Preformatted_20_Text"><text:soft-page-break/>O O O <text:s text:c="3"/>O</text:p>
      <text:p text:style-name="Preformatted_20_Text">O OOOO O.O</text:p>
      <text:p text:style-name="Preformatted_20_Text">O O O <text:s text:c="2"/>XU</text:p>
      <text:p text:style-name="Preformatted_20_Text">O OOOOOO.O</text:p>
      <text:p text:style-name="Preformatted_20_Text">O O <text:s text:c="5"/>O</text:p>
      <text:p text:style-name="Preformatted_20_Text">O O OOOOOO</text:p>
      <text:p text:style-name="Preformatted_20_Text">O . O <text:s text:c="3"/>O</text:p>
      <text:p text:style-name="Preformatted_20_Text">OOOOOOOOOO</text:p>
      <text:p text:style-name="Preformatted_20_Text"/>
      <text:p text:style-name="Preformatted_20_Text">&gt; e</text:p>
      <text:p text:style-name="Preformatted_20_Text"/>
      <text:p text:style-name="Preformatted_20_Text">OOOOOOOOOO</text:p>
      <text:p text:style-name="Preformatted_20_Text">O O <text:s text:c="3"/>O O</text:p>
      <text:p text:style-name="Preformatted_20_Text">O . OO <text:s text:c="2"/>O</text:p>
      <text:p text:style-name="Preformatted_20_Text">O O O <text:s text:c="3"/>O</text:p>
      <text:p text:style-name="Preformatted_20_Text">O OOOO O.O</text:p>
      <text:p text:style-name="Preformatted_20_Text">O O O <text:s text:c="3"/>X</text:p>
      <text:p text:style-name="Preformatted_20_Text">O OOOOOO.O</text:p>
      <text:p text:style-name="Preformatted_20_Text">O O <text:s text:c="5"/>O</text:p>
      <text:p text:style-name="Preformatted_20_Text">O O OOOOOO</text:p>
      <text:p text:style-name="Preformatted_20_Text">O . O <text:s text:c="3"/>O</text:p>
      <text:p text:style-name="Preformatted_20_Text">OOOOOOOOOO</text:p>
      <text:p text:style-name="Preformatted_20_Text"/>
      <text:p text:style-name="P12">Félicitations ! Vous avez gagné !</text:p>
      <text:p text:style-name="Text_20_body"> </text:p>
      <text:h text:style-name="Heading_20_3" text:outline-level="3">Cartes proposées par défaut</text:h>
      <text:p text:style-name="Text_20_body">Vous pouvez téléchargez un fichier .zip que j'ai préparé, contenant certaines cartes par défaut. Ces fichiers txt doivent être lus par votre programme. Vous êtes libres de les modifier, d'en ajouter ou supprimer, tant que votre programme arrive à lire les fichiers de carte donnés par défaut.</text:p>
      <text:p text:style-name="Text_20_body">Rendez-vous <text:a xlink:type="simple" xlink:href="https://static.oc-static.com/prod/courses/files/apprenez-a-programmer-en-python/Certification%20Python%20-%20partie%20III%20-%20cartes.zip" text:style-name="Internet_20_link" text:visited-style-name="Visited_20_Internet_20_Link">ici pour télécharger le fichier .</text:a><text:a xlink:type="simple" xlink:href="https://static.oc-static.com/prod/courses/files/apprenez-a-programmer-en-python/Certification%20Python%20-%20partie%20III%20-%20cartes.zip" text:style-name="Internet_20_link" text:visited-style-name="Visited_20_Internet_20_Link"><text:span text:style-name="Emphasis">zip</text:span></text:a><text:a xlink:type="simple" xlink:href="https://static.oc-static.com/prod/courses/files/apprenez-a-programmer-en-python/Certification%20Python%20-%20partie%20III%20-%20cartes.zip" text:style-name="Internet_20_link" text:visited-style-name="Visited_20_Internet_20_Link"> contenant les exemples de carte</text:a>.</text:p>
      <text:p text:style-name="Text_20_body"> </text:p>
      <text:h text:style-name="Heading_20_3" text:outline-level="3">Code de base</text:h>
      <text:p text:style-name="Text_20_body">L'exercice peut sembler assez compliqué, même s'il s'agit d'un jeu plutôt basique. Je vous propose néanmoins une <text:span text:style-name="Strong_20_Emphasis">base de code</text:span> avec certaines fonctionnalitées déjà implémentées, comme la lecture de carte. Vous n'êtes pas obligé de l'utiliser, mais cela pourra vous faire gagner du temps ! Rendez-vous <text:a xlink:type="simple" xlink:href="https://static.oc-static.com/prod/courses/files/apprenez-a-programmer-en-python/Certification%20Python%20-%20partie%20III%20-%20code%20de%20base.zip" text:style-name="Internet_20_link" text:visited-style-name="Visited_20_Internet_20_Link">par ici pour télécharger le code de base</text:a>.</text:p>
      <text:p text:style-name="Text_20_body"> </text:p>
      <text:h text:style-name="Heading_20_3" text:outline-level="3">À inclure dans votre correction</text:h>
      <text:p text:style-name="Text_20_body">Vous devrez proposer en correction un fichier .<text:span text:style-name="Emphasis">zip</text:span> qui devra contenir :</text:p>
      <text:list xml:id="list3898979336" text:style-name="L5">
        <text:list-item>
          <text:p text:style-name="P11"><text:span text:style-name="Strong_20_Emphasis">L'ensemble de votre code source</text:span>. Le fichier à exécuter doit s'appeler <text:span text:style-name="Emphasis">roboc.py</text:span> et doit se trouver à la racine de votre code source ; </text:p>
        </text:list-item>
        <text:list-item>
          <text:p text:style-name="P6"><text:span text:style-name="Strong_20_Emphasis">Une liste des cartes</text:span> proposées par le programme. Le plus simple reste de créer un dossier <text:span text:style-name="Emphasis">cartes</text:span> dans lequel se trouve les cartes. Là encore, le programme fourni doit être capable de les trouver sans modification du cod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4:59:39.325852494</meta:creation-date>
    <dc:date>2018-11-01T15:00:15.053752423</dc:date>
    <meta:editing-duration>PT36S</meta:editing-duration>
    <meta:editing-cycles>1</meta:editing-cycles>
    <meta:document-statistic meta:table-count="0" meta:image-count="0" meta:object-count="0" meta:page-count="4" meta:paragraph-count="130" meta:word-count="1233" meta:character-count="6740" meta:non-whitespace-character-count="5502"/>
    <meta:generator>LibreOffice/6.0.6.2$Linux_X86_64 LibreOffice_project/00m0$Build-2</meta:generator>
  </office:meta>
</office:document-meta>
</file>